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9A000002B4E62477ED.jpg"/>
  <manifest:file-entry manifest:media-type="image/jpeg" manifest:full-path="Pictures/100000000000039A000002B45CE3015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true" fo:min-height="1.015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cm" svg:stroke-color="#ff3366" draw:stroke-linejoin="miter" draw:fill="none" draw:fill-color="#ffffff" draw:textarea-horizontal-align="center" draw:textarea-vertical-align="middle" draw:auto-grow-height="false" fo:padding-top="0.175cm" fo:padding-bottom="0.175cm" fo:padding-left="0.3cm" fo:padding-right="0.3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true" fo:min-height="0.553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true" fo:min-height="0.385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true" fo:min-height="0.512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min-height="1.525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cm" svg:stroke-color="#000000" draw:stroke-linejoin="miter" draw:fill="solid" draw:fill-color="#99cc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cm" svg:stroke-color="#000000" draw:stroke-linejoin="miter" draw:fill="solid" draw:fill-color="#7da647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cm" svg:stroke-color="#000000" draw:stroke-linejoin="miter" draw:fill="solid" draw:fill-color="#c3d69b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solid" svg:stroke-width="0cm" svg:stroke-color="#000000" draw:stroke-linejoin="miter" draw:fill="solid" draw:fill-color="#e6b9b8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763cm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763cm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763cm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true" fo:min-height="1.015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true" fo:min-height="0.508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true" fo:min-height="0.213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385d8a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1" style:family="graphic" style:parent-style-name="standard" style:list-style-name="L1">
      <style:graphic-properties draw:stroke="solid" svg:stroke-width="0cm" svg:stroke-color="#000000" draw:stroke-linejoin="miter" draw:fill="solid" draw:fill-color="#e6b9b8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marker-end="Arrow" draw:marker-end-width="0.3cm" draw:textarea-horizontal-align="center" draw:textarea-vertical-align="middle"/>
    </style:style>
    <style:style style:name="gr24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2.573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0%" fo:text-indent="0cm" style:line-break="strict"/>
    </style:style>
    <style:style style:name="P3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 style:font-independent-line-spacing="true"/>
    </style:style>
    <style:style style:name="P6" style:family="paragraph">
      <style:paragraph-properties fo:margin-left="0cm" fo:margin-right="0cm" fo:text-align="center" fo:text-indent="0cm" style:line-break="strict"/>
    </style:style>
    <style:style style:name="P7" style:family="paragraph">
      <style:paragraph-properties fo:margin-left="0cm" fo:margin-right="0cm" fo:text-align="center" fo:text-indent="0cm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line-height="100%" fo:text-align="center" fo:text-indent="0cm" style:line-break="strict"/>
    </style:style>
    <style:style style:name="P10" style:family="paragraph"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P11" style:family="paragraph">
      <style:paragraph-properties fo:margin-left="0cm" fo:margin-right="0cm" fo:line-height="100%" fo:text-align="end" fo:text-indent="0cm" style:line-break="strict"/>
    </style:style>
    <style:style style:name="T1" style:family="text">
      <style:text-properties fo:font-family="'ＭＳ Ｐゴシック'" style:font-family-generic="modern" style:font-pitch="variable" fo:font-size="12pt" fo:language="zxx" fo:country="none" style:font-family-asian="'Takao Pゴシック'" style:font-pitch-asian="variable" style:font-size-asian="12pt" style:language-asian="ja" style:country-asian="JP" style:font-family-complex="'Takao Pゴシック'" style:font-pitch-complex="variable" style:font-size-complex="12pt"/>
    </style:style>
    <style:style style:name="T2" style:family="text">
      <style:text-properties fo:font-size="12pt" fo:language="en" fo:country="US" style:font-family-asian="'Takao Pゴシック'" style:font-pitch-asian="variable" style:font-size-asian="12pt" style:language-asian="ja" style:country-asian="JP" style:font-family-complex="'Takao Pゴシック'" style:font-pitch-complex="variable" style:font-size-complex="12pt"/>
    </style:style>
    <style:style style:name="T3" style:family="text">
      <style:text-properties fo:font-family="'ＭＳ Ｐゴシック'" style:font-family-generic="modern" style:font-pitch="variable" fo:font-size="12pt" fo:language="en" fo:country="US" style:font-family-asian="'Takao Pゴシック'" style:font-pitch-asian="variable" style:font-size-asian="12pt" style:language-asian="ja" style:country-asian="JP" style:font-family-complex="'Takao Pゴシック'" style:font-pitch-complex="variable" style:font-size-complex="12pt"/>
    </style:style>
    <style:style style:name="T4" style:family="text">
      <style:text-properties fo:language="en" fo:country="US" style:font-family-asian="'Takao Pゴシック'" style:font-pitch-asian="variable" style:language-asian="ja" style:country-asian="JP" style:font-family-complex="'Takao Pゴシック'" style:font-pitch-complex="variable"/>
    </style:style>
    <style:style style:name="T5" style:family="text">
      <style:text-properties fo:font-family="'ＭＳ Ｐゴシック'" style:font-family-generic="modern" style:font-pitch="variable" fo:language="en" fo:country="US" style:font-family-asian="'Takao Pゴシック'" style:font-pitch-asian="variable" style:language-asian="ja" style:country-asian="JP" style:font-family-complex="'Takao Pゴシック'" style:font-pitch-complex="variable"/>
    </style:style>
    <style:style style:name="T6" style:family="text">
      <style:text-properties fo:font-family="'ＭＳ Ｐゴシック'" style:font-family-generic="modern" style:font-pitch="variable" fo:language="zxx" fo:country="none" style:font-family-asian="'Takao Pゴシック'" style:font-pitch-asian="variable" style:language-asian="ja" style:country-asian="JP" style:font-family-complex="'Takao Pゴシック'" style:font-pitch-complex="variable"/>
    </style:style>
    <style:style style:name="T7" style:family="text">
      <style:text-properties fo:font-family="'Takao P明朝'" style:font-pitch="variable" fo:font-size="14pt" fo:language="en" fo:country="US" style:font-family-asian="'Takao Pゴシック'" style:font-pitch-asian="variable" style:font-size-asian="14pt" style:language-asian="ja" style:country-asian="JP" style:font-family-complex="'Takao Pゴシック'" style:font-pitch-complex="variable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frame draw:name="Picture 36" draw:style-name="gr1" draw:text-style-name="P1" draw:layer="layout" svg:width="10.667cm" svg:height="7.999cm" svg:x="3.4cm" svg:y="11.62cm">
          <draw:image xlink:href="Pictures/100000000000039A000002B45CE3015D.jpg" xlink:type="simple" xlink:show="embed" xlink:actuate="onLoad">
            <text:p/>
          </draw:image>
        </draw:frame>
        <draw:frame draw:name="Picture 37" draw:style-name="gr1" draw:text-style-name="P1" draw:layer="layout" svg:width="10.667cm" svg:height="7.999cm" svg:x="3.4cm" svg:y="1.998cm">
          <draw:image xlink:href="Pictures/100000000000039A000002B4E62477ED.jpg" xlink:type="simple" xlink:show="embed" xlink:actuate="onLoad">
            <text:p/>
          </draw:image>
        </draw:frame>
        <draw:custom-shape draw:name="テキスト ボックス 7" draw:style-name="gr2" draw:text-style-name="P3" draw:layer="layout" svg:width="2.5cm" svg:height="1.265cm" svg:x="0.432cm" svg:y="2.787cm">
          <text:list text:style-name="L1">
            <text:list-header>
              <text:p text:style-name="P2"><text:span text:style-name="T1">無線アクセ</text:span></text:p>
              <text:p text:style-name="P2"><text:span text:style-name="T1">スポイント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直線コネクタ 8" draw:style-name="gr3" draw:text-style-name="P1" draw:layer="layout" svg:x1="5.613cm" svg:y1="4.15cm" svg:x2="2.98cm" svg:y2="4.904cm">
          <text:p/>
        </draw:line>
        <draw:line draw:name="直線コネクタ 9" draw:style-name="gr3" draw:text-style-name="P1" draw:layer="layout" svg:x1="7.563cm" svg:y1="13.101cm" svg:x2="2.981cm" svg:y2="13.176cm">
          <text:p/>
        </draw:line>
        <draw:line draw:name="直線コネクタ 10" draw:style-name="gr3" draw:text-style-name="P1" draw:layer="layout" svg:x1="7.563cm" svg:y1="2.787cm" svg:x2="2.981cm" svg:y2="3.466cm">
          <text:p/>
        </draw:line>
        <draw:custom-shape draw:name="テキスト ボックス 11" draw:style-name="gr4" draw:text-style-name="P5" draw:layer="layout" svg:width="2.565cm" svg:height="0.803cm" svg:x="0.432cm" svg:y="5.547cm">
          <text:list text:style-name="L2">
            <text:list-header>
              <text:p text:style-name="P4"><text:span text:style-name="T2">LinuxPC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テキスト ボックス 12" draw:style-name="gr5" draw:text-style-name="P7" draw:layer="layout" svg:width="2.553cm" svg:height="0.758cm" svg:x="0.432cm" svg:y="4.445cm">
          <text:list text:style-name="L2">
            <text:list-header>
              <text:p text:style-name="P6"><text:span text:style-name="T2">Win</text:span><text:span text:style-name="T3"> </text:span><text:span text:style-name="T2">PC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直線コネクタ 13" draw:style-name="gr3" draw:text-style-name="P1" draw:layer="layout" svg:x1="6.014cm" svg:y1="6.615cm" svg:x2="2.645cm" svg:y2="6.936cm">
          <text:p/>
        </draw:line>
        <draw:custom-shape draw:name="テキスト ボックス 14" draw:style-name="gr6" draw:text-style-name="P5" draw:layer="layout" svg:width="2.565cm" svg:height="0.762cm" svg:x="0.432cm" svg:y="6.615cm">
          <text:list text:style-name="L2">
            <text:list-header>
              <text:p text:style-name="P4"><text:span text:style-name="T2">Kin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5" draw:style-name="gr7" draw:text-style-name="P5" draw:layer="layout" svg:width="9.256cm" svg:height="1.013cm" svg:x="3.444cm" svg:y="0.913cm">
          <text:list text:style-name="L2">
            <text:list-header>
              <text:p text:style-name="P4"><text:span text:style-name="T4">Beego</text:span><text:span text:style-name="T4">の構成</text:span><text:span text:style-name="T4">-</text:span><text:span text:style-name="T4">ハードウェ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6" draw:style-name="gr8" draw:text-style-name="P5" draw:layer="layout" svg:width="8.943cm" svg:height="1.775cm" svg:x="15.875cm" svg:y="0.904cm">
          <text:list text:style-name="L2">
            <text:list-header>
              <text:p text:style-name="P4"><text:span text:style-name="T4">Beego</text:span><text:span text:style-name="T4">の構成</text:span><text:span text:style-name="T4">-</text:span><text:span text:style-name="T4">ネットワーク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フリーフォーム 17" draw:style-name="gr9" draw:text-style-name="P8" draw:layer="layout" svg:width="10.998cm" svg:height="14.504cm" svg:x="15.068cm" svg:y="2.099cm">
          <text:list text:style-name="L2">
            <text:list-header>
              <text:p text:style-name="P6"><text:span text:style-name="T4">Beego</text:span></text:p>
            </text:list-header>
          </text:list>
          <draw:enhanced-geometry draw:extrusion-allowed="true" draw:text-areas="0 0 21600 21600" draw:glue-points="1979613 0 3959225 2610644 1979613 5221288 0 2610644" draw:type="mso-spt100" draw:enhanced-path="M 0 0 L 21600 0 21600 21600 0 21600 0 0 Z N"/>
        </draw:custom-shape>
        <draw:custom-shape draw:name="フリーフォーム 18" draw:style-name="gr10" draw:text-style-name="P7" draw:id="id1" draw:layer="layout" svg:width="10.002cm" svg:height="3.501cm" svg:x="15.566cm" svg:y="3.4cm">
          <text:list text:style-name="L2">
            <text:list-header>
              <text:p text:style-name="P6"><text:span text:style-name="T4">Windows PC(</text:span><text:span text:style-name="T5">固定</text:span><text:span text:style-name="T5">IP:192.168.0.9</text:span><text:span text:style-name="T4">)</text:span></text:p>
            </text:list-header>
          </text:list>
          <draw:enhanced-geometry draw:extrusion-allowed="true" draw:text-areas="0 0 21600 21600" draw:glue-points="1800225 0 3600450 630238 1800225 1260475 0 630238 21600 21600" draw:type="mso-spt100" draw:enhanced-path="M 0 0 L 21600 0 21600 21600 0 21600 0 0 Z N"/>
        </draw:custom-shape>
        <draw:custom-shape draw:name="フリーフォーム 19" draw:style-name="gr10" draw:text-style-name="P7" draw:id="id3" draw:layer="layout" svg:width="10.002cm" svg:height="3.497cm" svg:x="15.566cm" svg:y="10.103cm">
          <text:list text:style-name="L2">
            <text:list-header>
              <text:p text:style-name="P6"><text:span text:style-name="T4">Linux PC(</text:span><text:span text:style-name="T5">固定</text:span><text:span text:style-name="T5">IP:192.168.0.10</text:span><text:span text:style-name="T4">)</text:span></text:p>
            </text:list-header>
          </text:list>
          <draw:enhanced-geometry draw:extrusion-allowed="true" draw:text-areas="0 0 21600 21600" draw:glue-points="1800225 0 3600450 629444 1800225 1258887 0 629444 21600 21600 0 0" draw:type="mso-spt100" draw:enhanced-path="M 0 0 L 21600 0 21600 21600 0 21600 0 0 Z N"/>
        </draw:custom-shape>
        <draw:custom-shape draw:name="フリーフォーム 20" draw:style-name="gr11" draw:text-style-name="P7" draw:id="id4" draw:layer="layout" svg:width="9.9cm" svg:height="1.504cm" svg:x="15.668cm" svg:y="14.499cm">
          <text:list text:style-name="L2">
            <text:list-header>
              <text:p text:style-name="P6"><text:span text:style-name="T4">Kinect</text:span></text:p>
            </text:list-header>
          </text:list>
          <draw:enhanced-geometry draw:extrusion-allowed="true" draw:text-areas="0 0 21600 21600" draw:glue-points="1781969 0 3563938 270669 1781969 541338 0 270669 0 0" draw:type="mso-spt100" draw:enhanced-path="M 0 0 L 21600 0 21600 21600 0 21600 0 0 Z N"/>
        </draw:custom-shape>
        <draw:custom-shape draw:name="テキスト ボックス 22" draw:style-name="gr8" draw:text-style-name="P5" draw:layer="layout" svg:width="3.4cm" svg:height="1.775cm" svg:x="20.668cm" svg:y="13.701cm">
          <text:list text:style-name="L2">
            <text:list-header>
              <text:p text:style-name="P4"><text:span text:style-name="T4">USB</text:span><text:span text:style-name="T4">接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フリーフォーム 23" draw:style-name="gr12" draw:text-style-name="P10" draw:id="id2" draw:layer="layout" svg:width="9.803cm" svg:height="1.499cm" svg:x="15.668cm" svg:y="7.801cm">
          <text:list text:style-name="L1">
            <text:list-header>
              <text:p text:style-name="P9"><text:span text:style-name="T6">無線アクセスポイント</text:span></text:p>
            </text:list-header>
          </text:list>
          <draw:enhanced-geometry draw:extrusion-allowed="true" draw:text-areas="0 0 21600 21600" draw:glue-points="1764097 0 3528193 269875 1764097 539750 0 269875 21600 21600 0 0 21600 0" draw:type="mso-spt100" draw:enhanced-path="M 0 0 L 21600 0 21600 21600 0 21600 0 0 Z N"/>
        </draw:custom-shape>
        <draw:custom-shape draw:name="フリーフォーム 26" draw:style-name="gr10" draw:text-style-name="P8" draw:layer="layout" svg:width="10.001cm" svg:height="2.5cm" svg:x="15.668cm" svg:y="17.802cm">
          <text:list text:style-name="L1">
            <text:list-header>
              <text:p text:style-name="P9"><text:span text:style-name="T6">外部</text:span><text:span text:style-name="T6">PC</text:span><text:span text:style-name="T5">(IP:192.168.0.*)</text:span></text:p>
            </text:list-header>
          </text:list>
          <draw:enhanced-geometry draw:extrusion-allowed="true" draw:text-areas="0 0 21600 21600" draw:glue-points="1800225 0 3600450 450056 1800225 900112 0 450056" draw:type="mso-spt100" draw:enhanced-path="M 0 0 L 21600 0 21600 21600 0 21600 0 0 Z N"/>
        </draw:custom-shape>
        <draw:custom-shape draw:name="テキスト ボックス 30" draw:style-name="gr13" draw:text-style-name="P3" draw:layer="layout" svg:width="3.4cm" svg:height="1.013cm" svg:x="22.168cm" svg:y="9.203cm">
          <text:list text:style-name="L1">
            <text:list-header>
              <text:p text:style-name="P2"><text:span text:style-name="T6">有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31" draw:style-name="gr14" draw:text-style-name="P3" draw:layer="layout" svg:width="3.4cm" svg:height="1.013cm" svg:x="22.168cm" svg:y="7.003cm">
          <text:list text:style-name="L1">
            <text:list-header>
              <text:p text:style-name="P2"><text:span text:style-name="T6">有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32" draw:style-name="gr15" draw:text-style-name="P3" draw:layer="layout" svg:width="1.804cm" svg:height="1.013cm" svg:x="25.863cm" svg:y="12.418cm">
          <text:list text:style-name="L1">
            <text:list-header>
              <text:p text:style-name="P2"><text:span text:style-name="T6">無線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直線コネクタ 37" draw:style-name="gr3" draw:text-style-name="P1" draw:layer="layout" svg:x1="4.948cm" svg:y1="5.186cm" svg:x2="2.708cm" svg:y2="6.01cm">
          <text:p/>
        </draw:line>
        <draw:custom-shape draw:name="テキスト ボックス 38" draw:style-name="gr16" draw:text-style-name="P3" draw:layer="layout" svg:width="2.5cm" svg:height="1.265cm" svg:x="0.432cm" svg:y="12.418cm">
          <text:list text:style-name="L1">
            <text:list-header>
              <text:p text:style-name="P2"><text:span text:style-name="T1">無線アクセ</text:span></text:p>
              <text:p text:style-name="P2"><text:span text:style-name="T1">スポイント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39" draw:style-name="gr17" draw:text-style-name="P5" draw:layer="layout" svg:width="2.565cm" svg:height="0.758cm" svg:x="0.432cm" svg:y="15.306cm">
          <text:list text:style-name="L2">
            <text:list-header>
              <text:p text:style-name="P4"><text:span text:style-name="T2">LinuxP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40" draw:style-name="gr18" draw:text-style-name="P7" draw:layer="layout" svg:width="2.553cm" svg:height="0.758cm" svg:x="0.432cm" svg:y="14.142cm">
          <text:list text:style-name="L2">
            <text:list-header>
              <text:p text:style-name="P6"><text:span text:style-name="T2">Win</text:span><text:span text:style-name="T3"> </text:span><text:span text:style-name="T2">PC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直線コネクタ 41" draw:style-name="gr3" draw:text-style-name="P1" draw:layer="layout" svg:x1="6.05cm" svg:y1="14.085cm" svg:x2="2.972cm" svg:y2="14.534cm">
          <text:p/>
        </draw:line>
        <draw:line draw:name="直線コネクタ 42" draw:style-name="gr3" draw:text-style-name="P1" draw:layer="layout" svg:x1="4.983cm" svg:y1="15.183cm" svg:x2="2.699cm" svg:y2="15.694cm">
          <text:p/>
        </draw:line>
        <draw:custom-shape draw:name="正方形/長方形 2" draw:style-name="gr19" draw:text-style-name="P8" draw:layer="layout" svg:width="14cm" svg:height="19.301cm" svg:x="0.265cm" svg:y="0.948cm">
          <text:p/>
          <draw:enhanced-geometry svg:viewBox="0 0 21600 21600" draw:type="rectangle" draw:enhanced-path="M 0 0 L 21600 0 21600 21600 0 21600 0 0 Z N"/>
        </draw:custom-shape>
        <draw:custom-shape draw:name="正方形/長方形 45" draw:style-name="gr19" draw:text-style-name="P8" draw:layer="layout" svg:width="13.199cm" svg:height="19.301cm" svg:x="14.468cm" svg:y="0.948cm">
          <text:p/>
          <draw:enhanced-geometry svg:viewBox="0 0 21600 21600" draw:type="rectangle" draw:enhanced-path="M 0 0 L 21600 0 21600 21600 0 21600 0 0 Z N"/>
        </draw:custom-shape>
        <draw:custom-shape draw:name="スライド番号プレースホルダー 21" draw:style-name="gr20" draw:text-style-name="P8" draw:layer="layout" svg:width="6.522cm" svg:height="1.451cm" svg:x="20.144cm" svg:y="19.129cm">
          <text:list text:style-name="L1">
            <text:list-header>
              <text:p text:style-name="P11"><text:span text:style-name="T7"><text:page-number>&lt;番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フリーフォーム 43" draw:style-name="gr21" draw:text-style-name="P10" draw:id="id5" draw:layer="layout" svg:width="5.574cm" svg:height="1.5cm" svg:x="20.88cm" svg:y="16.955cm">
          <text:list text:style-name="L1">
            <text:list-header>
              <text:p text:style-name="P9"><text:span text:style-name="T6">無線</text:span><text:span text:style-name="T5">クライアント</text:span></text:p>
            </text:list-header>
          </text:list>
          <draw:enhanced-geometry draw:extrusion-allowed="true" draw:text-areas="0 0 21600 21600" draw:glue-points="1003697 0 2007393 269875 1003697 539750 0 269875 21600 0" draw:type="mso-spt100" draw:enhanced-path="M 0 0 L 21600 0 21600 21600 0 21600 0 0 Z N"/>
        </draw:custom-shape>
        <draw:connector draw:style-name="gr22" draw:layer="layout" draw:type="line" svg:x1="20.567cm" svg:y1="6.901cm" svg:x2="20.569cm" svg:y2="7.801cm" draw:start-shape="id1" draw:start-glue-point="2" draw:end-shape="id2" draw:end-glue-point="0" svg:d="m20567 6901 2 900">
          <text:p/>
        </draw:connector>
        <draw:connector draw:style-name="gr22" draw:layer="layout" draw:type="line" svg:x1="20.569cm" svg:y1="9.3cm" svg:x2="20.567cm" svg:y2="10.103cm" draw:start-shape="id2" draw:start-glue-point="2" draw:end-shape="id3" draw:end-glue-point="0" svg:d="m20569 9300-2 803">
          <text:p/>
        </draw:connector>
        <draw:connector draw:style-name="gr23" draw:layer="layout" draw:type="line" svg:x1="20.618cm" svg:y1="14.499cm" svg:x2="20.567cm" svg:y2="13.6cm" draw:start-shape="id4" draw:start-glue-point="0" draw:end-shape="id3" draw:end-glue-point="2" svg:d="m20618 14499-51-899">
          <text:p/>
        </draw:connector>
        <draw:connector draw:style-name="gr22" draw:layer="layout" draw:type="curve" svg:x1="25.471cm" svg:y1="8.55cm" svg:x2="26.454cm" svg:y2="17.705cm" draw:start-shape="id2" draw:start-glue-point="1" draw:end-shape="id5" draw:end-glue-point="1" svg:d="m25471 8550c2227 0 1736 9155 983 9155">
          <text:p/>
        </draw:connector>
        <presentation:notes draw:style-name="dp2">
          <draw:page-thumbnail draw:style-name="gr2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akao P明朝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Takao P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akao Pゴシック'" style:font-family-generic="roman" style:font-pitch="variable" fo:font-size="18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ei Okada</meta:initial-creator>
    <meta:creation-date>2011-10-13T11:00:07</meta:creation-date>
    <meta:editing-duration>PT00H00M40S</meta:editing-duration>
    <meta:editing-cycles>3</meta:editing-cycles>
    <dc:date>2011-10-13T11:00:53</dc:date>
    <dc:creator>Kei Okada</dc:creator>
    <meta:generator>OpenOffice.org/3.2$Unix OpenOffice.org_project/320m19$Build-9505</meta:generator>
    <meta:document-statistic meta:object-count="59"/>
  </office:meta>
</office:document-meta>
</file>